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UniversLTStd" svg:font-family="UniversLTStd" style:font-pitch="variable"/>
    <style:font-face style:name="UniversLTStd1" svg:font-family="UniversLTStd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79cm" fo:min-width="0.37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3aa4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3" style:family="paragraph">
      <loext:graphic-properties draw:fill="solid" draw:fill-color="#03aa4b"/>
    </style:style>
    <style:style style:name="T1" style:family="text">
      <style:text-properties fo:color="#ffcc00" loext:opacity="100%" style:font-name="UniversLTStd1" fo:font-size="10.8000001907349pt" fo:font-weight="normal" style:font-size-asian="10.8000001907349pt" style:font-weight-asian="normal" style:font-name-complex="UniversLTStd1" style:font-size-complex="10.800000190734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018cm" svg:height="0.509cm" svg:x="0.885cm" svg:y="0.129cm">
          <draw:text-box>
            <text:p text:style-name="P1"><text:span text:style-name="T1">Segur</text:span></text:p>
          </draw:text-box>
        </draw:frame>
        <draw:path draw:style-name="gr2" draw:text-style-name="P3" draw:layer="layout" svg:width="0.706cm" svg:height="0.705cm" svg:x="0.005cm" svg:y="0.018cm" svg:viewBox="0 0 707 706" svg:d="M0 95c226-130 496-122 707 0-1 244-127 481-354 611-211-122-353-349-353-611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UniversLTStd" svg:font-family="UniversLTStd" style:font-pitch="variable"/>
    <style:font-face style:name="UniversLTStd1" svg:font-family="UniversLTSt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.975cm" fo:page-height="0.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4T10:38:02.762347997</dc:date>
    <meta:editing-duration>PT1M37S</meta:editing-duration>
    <meta:editing-cycles>1</meta:editing-cycles>
    <meta:document-statistic meta:object-count="2"/>
    <meta:generator>LibreOffice/7.4.2.3$MacOSX_AARCH64 LibreOffice_project/382eef1f22670f7f4118c8c2dd222ec7ad009daf</meta:generator>
  </office:meta>
</office:document-meta>
</file>